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D2E4504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6cm"/>
    </style:style>
    <style:style style:name="pr2" style:family="presentation" style:parent-style-name="keyboard-subtitle">
      <style:graphic-properties draw:fill-color="#ffffff" fo:min-height="12.18cm"/>
    </style:style>
    <style:style style:name="pr3" style:family="presentation" style:parent-style-name="keyboard-notes">
      <style:graphic-properties draw:fill-color="#ffffff" draw:auto-grow-height="true" fo:min-height="13.364cm"/>
    </style:style>
    <style:style style:name="pr4" style:family="presentation" style:parent-style-name="keyboard-title">
      <style:graphic-properties fo:min-height="3.506cm"/>
    </style:style>
    <style:style style:name="pr5" style:family="presentation" style:parent-style-name="keyboard-outline1">
      <style:graphic-properties fo:min-height="12.18cm"/>
    </style:style>
    <style:style style:name="pr6" style:family="presentation" style:parent-style-name="keyboard-notes">
      <style:graphic-properties draw:fill-color="#ffffff" fo:min-height="13.364cm"/>
    </style:style>
    <style:style style:name="P1" style:family="paragraph">
      <style:text-properties fo:font-size="60pt" style:font-size-asian="60pt" style:font-size-complex="6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0">
        <draw:frame presentation:style-name="pr1" draw:layer="layout" svg:width="23.199cm" svg:height="3.506cm" svg:x="2.301cm" svg:y="1.994cm" presentation:class="title">
          <draw:text-box>
            <text:p>Linux Day 2014</text:p>
          </draw:text-box>
        </draw:frame>
        <draw:frame presentation:style-name="pr2" draw:text-style-name="P1" draw:layer="layout" svg:width="23cm" svg:height="12.18cm" svg:x="2.5cm" svg:y="6cm" presentation:class="subtitle" presentation:user-transformed="true">
          <draw:text-box>
            <text:p><text:span text:style-name="T1">KVM QEMU</text:span></text:p>
            <text:p><text:span text:style-name="T1">Virtual Machine Manager</text:span></text:p>
            <text:p><text:span text:style-name="T2">Massimo Nuvo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1">
        <draw:frame presentation:style-name="pr4" draw:layer="layout" svg:width="23.199cm" svg:height="3.506cm" svg:x="2.301cm" svg:y="1.994cm" presentation:class="title">
          <draw:text-box>
            <text:p>KVM</text:p>
          </draw:text-box>
        </draw:frame>
        <draw:frame presentation:style-name="pr5" draw:layer="layout" svg:width="23cm" svg:height="12.18cm" svg:x="2.5cm" svg:y="6cm" presentation:class="outline">
          <draw:text-box>
            <text:list text:style-name="L2">
              <text:list-item>
                <text:p>Kernel Based Virtual Machine è un infrastruttura di virtualizzazione che viene utilizzata per trasformare il kernel Linux in Hypervisor.</text:p>
              </text:list-item>
              <text:list-item>
                <text:p>E' in Linux dal 2007</text:p>
              </text:list-item>
              <text:list-item>
                <text:p>Altri sistemi di virtualizzazione erano presenti in Linux, vedi XEN già a partire dal 2003, ma solo con l'uscita dei processori con supporto VT XEN diventa efficiente, è lo spunto da cui nasce KVM</text:p>
              </text:list-item>
              <text:list-item>
                <text:p>KVM da solo non basta, sopra ha bisogno di un vero e proprio emulatore, uno di questi è QEM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2T1">
        <draw:frame presentation:style-name="pr4" draw:layer="layout" svg:width="23.199cm" svg:height="3.506cm" svg:x="2.301cm" svg:y="1.994cm" presentation:class="title">
          <draw:text-box>
            <text:p>QEMU</text:p>
          </draw:text-box>
        </draw:frame>
        <draw:frame presentation:style-name="pr5" draw:layer="layout" svg:width="23cm" svg:height="12.18cm" svg:x="2.5cm" svg:y="6cm" presentation:class="outline">
          <draw:text-box>
            <text:list text:style-name="L2">
              <text:list-item>
                <text:p>Implementa la vera macchina virtuale e tutti i suoi componenti, usa KVM per aumentare l'efficienza</text:p>
              </text:list-item>
              <text:list-item>
                <text:p>E' un progetto open, non necessita di VT a livello di CPU ma se viene usato senza supporto hardware è necessariamente più l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2T1">
        <draw:frame presentation:style-name="pr4" draw:layer="layout" svg:width="23.199cm" svg:height="3.506cm" svg:x="2.301cm" svg:y="1.994cm" presentation:class="title">
          <draw:text-box>
            <text:p>Virtual Machine Manager</text:p>
          </draw:text-box>
        </draw:frame>
        <draw:frame presentation:style-name="pr5" draw:layer="layout" svg:width="23cm" svg:height="12.18cm" svg:x="2.5cm" svg:y="6cm" presentation:class="outline">
          <draw:text-box>
            <text:list text:style-name="L2">
              <text:list-item>
                <text:p>per gli amici virt-manager</text:p>
              </text:list-item>
              <text:list-item>
                <text:p>si interfaccia con differenti tipi di virtualizzatori (anche con sistemi poprietari), utilizza libvirt</text:p>
              </text:list-item>
              <text:list-item>
                <text:p>permette una gestione abbastanza semplice delle macchine virtuali</text:p>
              </text:list-item>
              <text:list-item>
                <text:p>l'interfaccia grafica gira sotto GNU/Linux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2T1">
        <draw:frame presentation:style-name="pr4" draw:layer="layout" svg:width="23.199cm" svg:height="3.506cm" svg:x="2.301cm" svg:y="1.994cm" presentation:class="title">
          <draw:text-box>
            <text:p>ora un po' di pratica...</text:p>
          </draw:text-box>
        </draw:frame>
        <draw:frame presentation:style-name="pr5" draw:layer="layout" svg:width="23cm" svg:height="12.18cm" svg:x="2.5cm" svg:y="6cm" presentation:class="outline">
          <draw:text-box>
            <text:list text:style-name="L2">
              <text:list-item>
                <text:p>kvm su due nodi</text:p>
              </text:list-item>
              <text:list-item>
                <text:p>iscsi stor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keyboard_5f_lay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keyboard-title">
      <style:graphic-properties draw:fill-color="#ffffff" draw:auto-grow-height="false" fo:min-height="3.507cm"/>
    </style:style>
    <style:style style:name="Mpr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4" draw:text-style-name="MP4" draw:layer="backgroundobjects" svg:width="23.199cm" svg:height="3.506cm" svg:x="2.301cm" svg:y="1.994cm" presentation:class="title">
        <draw:text-box>
          <text:p text:style-name="MP4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ero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ssimo </meta:initial-creator>
    <meta:creation-date>2013-10-13T16:09:44</meta:creation-date>
    <dc:date>2014-09-28T23:12:23</dc:date>
    <dc:creator>massimo </dc:creator>
    <meta:editing-duration>PT2H29M14S</meta:editing-duration>
    <meta:editing-cycles>16</meta:editing-cycles>
    <meta:generator>LibreOffice/3.5$Linux_X86_64 LibreOffice_project/350m1$Build-2</meta:generator>
    <meta:document-statistic meta:object-count="52"/>
  </office:meta>
</office:document-meta>
</file>